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6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2a6099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1019" table:default-cell-style-name="ce19"/>
        <table:table-row table:style-name="ro1">
          <table:table-cell table:style-name="ce11" office:value-type="string" calcext:value-type="string">
            <text:p>Obra</text:p>
          </table:table-cell>
          <table:table-cell table:style-name="ce11" office:value-type="string" calcext:value-type="string">
            <text:p>Autor</text:p>
          </table:table-cell>
          <table:table-cell table:style-name="ce11" office:value-type="string" calcext:value-type="string">
            <text:p>Comentários</text:p>
          </table:table-cell>
          <table:table-cell table:style-name="ce11" office:value-type="string" calcext:value-type="string">
            <text:p>Disp.</text:p>
          </table:table-cell>
          <table:table-cell table:style-name="ce1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oadmap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6 vídeos curtos, de ~15minutos cada + lista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Java Roadmap for Beginners 2022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Full Stack Java Developer Roadmap for Beginners 2022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6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ava Developer Road Map - Learning Path for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6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ow to Become a Full Stack Java Developer - Learning Path for Full Stack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2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Top Skills to Become a Full-Stack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ow to Learn Spring Boot Step by Step - Spring Boot Learning Path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Learning Path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7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Angular + Spring Boot CRUD Full Stack Application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6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Create and Deploy Angular Application to Heroku - Step by Step Guid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7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Spring Boot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5 cursos, +20h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Spring Boot Tutorial - Learn Spring Boot in 10 Hour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9h4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Tutorial | Full Course [New]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5h10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Restful Web Services Tutorial | Full Course ✅ | REST API | Spring Boot for Beginner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h2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Hibernate MySQL CRUD REST API Tutorial | Controller, Service and DAO Layer | Full Cours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h27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MVC Tutorial with Spring Boot | Full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h51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Validation in Spring Boot | Hibernate Validator | Crash Cours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1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Spring Data REST Tutorial | Crash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8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Java 8 Stream API Tutorial | Examples | Crash Cours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54’</text:p>
          </table:table-cell>
          <table:table-cell table:style-name="ce16" office:value-type="string" calcext:value-type="string">
            <text:p>OK</text:p>
          </table:table-cell>
          <table:table-cell table:style-name="ce18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Quick Recap of My 14+ Free Courses on My YouTube Channe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Dockerizing Spring Boot Application | Spring Boot Docker Tutorial | Docker Imag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9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DBC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6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Security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Boot Testing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Deployment Video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2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 Collections Framework | Full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h25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 8 Tutorial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26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Script Tutorial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2 vídeos, 12’ cada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ypeScript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 vídeos, 20’, 11’ e 20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PA/Hibernat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2 vídeos (os 3 individuais são repetidos)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JPA / Hibernate One to One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1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PA / Hibernate One to Many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0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PA / Hibernate Many to Many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ibernate 5 Full Cours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32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">
        <table:table-column table:style-name="co1" table:default-cell-style-name="ce15"/>
        <table:table-column table:style-name="co6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1019" table:default-cell-style-name="ce19"/>
        <table:table-row table:style-name="ro1">
          <table:table-cell table:style-name="ce11" office:value-type="string" calcext:value-type="string">
            <text:p>Obra</text:p>
          </table:table-cell>
          <table:table-cell table:style-name="ce11" office:value-type="string" calcext:value-type="string">
            <text:p>Autor</text:p>
          </table:table-cell>
          <table:table-cell table:style-name="ce11" office:value-type="string" calcext:value-type="string">
            <text:p>Comentários</text:p>
          </table:table-cell>
          <table:table-cell table:style-name="ce11" office:value-type="string" calcext:value-type="string">
            <text:p>Disp.</text:p>
          </table:table-cell>
          <table:table-cell table:style-name="ce1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ngular Crash Course | Angular Tutorial | Angular Tutorial For Beginners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2h19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oRj9pg3Tyi0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Angular Full Course - Learn Angular In 3 Hours | Angular Tutorial For Beginners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2h59’</text:p>
          </table:table-cell>
          <table:table-cell table:style-name="ce16" office:value-type="string" calcext:value-type="string">
            <text:p>OK</text:p>
          </table:table-cell>
          <table:table-cell table:style-name="ce18" office:value-type="string" calcext:value-type="string">
            <text:p><text:a xlink:href="https://www.youtube.com/watch?v=iZ1mlcCkY8A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Tutorial for Beginners: Learn Angular &amp; TypeScript</text:p>
          </table:table-cell>
          <table:table-cell table:style-name="ce16" office:value-type="string" calcext:value-type="string">
            <text:p><text:s/>Programming with Mosh</text:p>
          </table:table-cell>
          <table:table-cell table:style-name="ce16" office:value-type="string" calcext:value-type="string">
            <text:p>2h02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k5E2AVpwsko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Projects | Build Angular 10 Projects - Creating Admin Dashboard Using Angular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1h10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s7bKr_-GLtM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primeNG tutorial</text:p>
          </table:table-cell>
          <table:table-cell table:style-name="ce16" office:value-type="string" calcext:value-type="string">
            <text:p>PrimeNG</text:p>
          </table:table-cell>
          <table:table-cell table:style-name="ce16" office:value-type="string" calcext:value-type="string">
            <text:p>16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primefaces.org/primeng/#/setup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Coding with Mosh Angular Courses</text:p>
          </table:table-cell>
          <table:table-cell table:style-name="ce16" office:value-type="string" calcext:value-type="string">
            <text:p>Programming with Mosh</text:p>
          </table:table-cell>
          <table:table-cell table:style-name="ce16" office:value-type="string" calcext:value-type="string">
            <text:p>Cursos pagos, 15USD cada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codewithmosh.com/courses?query=angula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13" office:value-type="string" calcext:value-type="string">
              <text:p>Angular + Spring Boot CRUD Full Stack Application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6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13" office:value-type="string" calcext:value-type="string">
              <text:p>Create and Deploy Angular Application to Heroku - Step by Step Guid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7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Course by Maximilian on Udemy</text:p>
          </table:table-cell>
          <table:table-cell table:style-name="ce16" office:value-type="string" calcext:value-type="string">
            <text:p>Maximilian Schwarzmüller</text:p>
          </table:table-cell>
          <table:table-cell table:style-name="ce16" office:value-type="string" calcext:value-type="string">
            <text:p>Curso pago, R$184.90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udemy.com/course/the-complete-guide-to-angular-2/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Crash Course</text:p>
          </table:table-cell>
          <table:table-cell table:style-name="ce16" office:value-type="string" calcext:value-type="string">
            <text:p><text:s/>Traversy Media</text:p>
          </table:table-cell>
          <table:table-cell table:style-name="ce16" office:value-type="string" calcext:value-type="string">
            <text:p>2h01’. Parei em create task service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3dHNOWTI7H8" xlink:type="simple">link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style-name="ce12" office:value-type="string" calcext:value-type="string">
            <text:p>Angular Tutorial for Beginners</text:p>
          </table:table-cell>
          <table:table-cell table:style-name="ce17" office:value-type="string" calcext:value-type="string">
            <text:p>Codevolution</text:p>
          </table:table-cell>
          <table:table-cell table:style-name="ce17" office:value-type="string" calcext:value-type="string">
            <text:p>59 vídeos, de 2020.</text:p>
          </table:table-cell>
          <table:table-cell table:style-name="ce17" office:value-type="string" calcext:value-type="string">
            <text:p>OK</text:p>
          </table:table-cell>
          <table:table-cell table:style-name="ce17" office:value-type="string" calcext:value-type="string">
            <text:p><text:a xlink:href="https://www.youtube.com/playlist?list=PLC3y8-rFHvwhBRAgFinJR8KHIrCdTkZcZ" xlink:type="simple">link</text:a></text:p>
          </table:table-cell>
          <table:table-cell table:number-columns-repeated="1019"/>
        </table:table-row>
        <table:table-row table:style-name="ro2">
          <table:table-cell/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12" office:value-type="string" calcext:value-type="string">
            <text:p>Angular Authentication Tutoral</text:p>
          </table:table-cell>
          <table:table-cell table:style-name="ce17" office:value-type="string" calcext:value-type="string">
            <text:p>Codevolution</text:p>
          </table:table-cell>
          <table:table-cell table:style-name="ce17" office:value-type="string" calcext:value-type="string">
            <text:p>28 vídeos, de 2018.</text:p>
          </table:table-cell>
          <table:table-cell table:style-name="ce17" office:value-type="string" calcext:value-type="string">
            <text:p>OK</text:p>
          </table:table-cell>
          <table:table-cell table:style-name="ce17" office:value-type="string" calcext:value-type="string">
            <text:p><text:a xlink:href="https://www.youtube.com/playlist?list=PLC3y8-rFHvwg2RBz6UplKTGIXREj9dV0G" xlink:type="simple">link</text:a></text:p>
          </table:table-cell>
          <table:table-cell table:number-columns-repeated="1019"/>
        </table:table-row>
        <table:table-row table:style-name="ro2">
          <table:table-cell/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12" office:value-type="string" calcext:value-type="string">
            <text:p>Angular Forms Tutorial</text:p>
          </table:table-cell>
          <table:table-cell table:style-name="ce17" office:value-type="string" calcext:value-type="string">
            <text:p>Codevolution</text:p>
          </table:table-cell>
          <table:table-cell table:style-name="ce17" office:value-type="string" calcext:value-type="string">
            <text:p>27 vídeos, de 2018</text:p>
          </table:table-cell>
          <table:table-cell table:style-name="ce17" office:value-type="string" calcext:value-type="string">
            <text:p>OK</text:p>
          </table:table-cell>
          <table:table-cell table:style-name="ce17" office:value-type="string" calcext:value-type="string">
            <text:p><text:a xlink:href="https://www.youtube.com/playlist?list=PLC3y8-rFHvwhwL-XH04cHOpJnkgRKykFi" xlink:type="simple">link</text:a>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3-04T15:23:45.126113513</dc:date>
    <meta:editing-duration>PT5H34M28S</meta:editing-duration>
    <meta:editing-cycles>20</meta:editing-cycles>
    <meta:document-statistic meta:table-count="2" meta:cell-count="255" meta:object-count="0"/>
  </office:meta>
</office:document-meta>
</file>